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10.4cm" svg:y="6.3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3:35.608032884</dc:date>
    <dc:creator>elucterio </dc:creator>
    <meta:editing-duration>PT41M50S</meta:editing-duration>
    <meta:editing-cycles>43</meta:editing-cycles>
    <meta:generator>LibreOffice/4.2.8.2$Linux_X86_64 LibreOffice_project/420m0$Build-2</meta:generator>
    <meta:document-statistic meta:object-count="46"/>
  </office:meta>
</office:document-meta>
</file>